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6BFEEA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6BFEEA45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6BFEEA45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6BFEEA45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6BFEEA45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6BFEEA45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6BFEEA45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6BFEEA45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6BFEEA45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6BFEEA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11:31.119640764</dc:date>
    <meta:editing-duration>P2DT52M</meta:editing-duration>
    <meta:editing-cycles>11</meta:editing-cycles>
    <meta:generator>LibreOffice/7.6.7.2$Linux_X86_64 LibreOffice_project/60$Build-2</meta:generator>
    <meta:print-date>2024-08-16T07:09:57.199050279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